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language="nl" fo:country="NL"/>
    </style:style>
    <style:style style:name="T2" style:parent-style-name="DefaultParagraphFont" style:family="text">
      <style:text-properties fo:language="nl" fo:country="NL"/>
    </style:style>
    <style:style style:name="P3" style:parent-style-name="Normal" style:family="paragraph">
      <style:text-properties fo:language="nl" fo:country="NL"/>
    </style:style>
    <style:style style:name="P4" style:parent-style-name="Normal" style:family="paragraph">
      <style:text-properties fo:language="nl" fo:country="NL"/>
    </style:style>
    <style:style style:name="P5" style:parent-style-name="Normal" style:family="paragraph">
      <style:text-properties fo:language="nl" fo:country="NL"/>
    </style:style>
    <style:style style:name="P6" style:parent-style-name="Normal" style:family="paragraph">
      <style:text-properties fo:language="nl" fo:country="NL"/>
    </style:style>
    <style:style style:name="P7" style:parent-style-name="Normal" style:family="paragraph">
      <style:text-properties fo:language="nl" fo:country="NL"/>
    </style:style>
    <style:style style:name="P8" style:parent-style-name="Normal" style:family="paragraph">
      <style:text-properties fo:language="nl" fo:country="NL"/>
    </style:style>
    <style:style style:name="P9" style:parent-style-name="Normal" style:family="paragraph">
      <style:text-properties fo:language="nl" fo:country="NL"/>
    </style:style>
    <style:style style:name="P10" style:parent-style-name="Normal" style:family="paragraph">
      <style:text-properties fo:language="nl" fo:country="NL"/>
    </style:style>
    <style:style style:name="P11" style:parent-style-name="Normal" style:family="paragraph">
      <style:text-properties fo:language="nl" fo:country="NL"/>
    </style:style>
    <style:style style:name="P12" style:parent-style-name="Normal" style:family="paragraph">
      <style:text-properties fo:language="nl" fo:country="NL"/>
    </style:style>
    <style:style style:name="P13" style:parent-style-name="Normal" style:family="paragraph">
      <style:text-properties fo:language="nl" fo:country="NL"/>
    </style:style>
    <style:style style:name="P14" style:parent-style-name="Normal" style:family="paragraph">
      <style:text-properties fo:language="nl" fo:country="NL"/>
    </style:style>
    <style:style style:name="P15" style:parent-style-name="Normal" style:family="paragraph">
      <style:text-properties fo:language="nl" fo:country="NL"/>
    </style:style>
    <style:style style:name="P16" style:parent-style-name="Normal" style:family="paragraph">
      <style:text-properties fo:language="nl" fo:country="NL"/>
    </style:style>
    <style:style style:name="P17" style:parent-style-name="Normal" style:family="paragraph">
      <style:text-properties fo:language="nl" fo:country="NL"/>
    </style:style>
    <style:style style:name="P18" style:parent-style-name="ListParagraph" style:list-style-name="LFO1" style:family="paragraph">
      <style:text-properties fo:language="nl" fo:country="NL"/>
    </style:style>
    <style:style style:name="P19" style:parent-style-name="ListParagraph" style:list-style-name="LFO1" style:family="paragraph">
      <style:text-properties fo:language="nl" fo:country="NL"/>
    </style:style>
    <style:style style:name="P20" style:parent-style-name="ListParagraph" style:list-style-name="LFO1" style:family="paragraph">
      <style:text-properties fo:language="nl" fo:country="NL"/>
    </style:style>
    <style:style style:name="P21" style:parent-style-name="Normal" style:family="paragraph">
      <style:text-properties fo:language="nl" fo:country="NL"/>
    </style:style>
    <style:style style:name="P22" style:parent-style-name="Normal" style:family="paragraph">
      <style:text-properties fo:language="nl" fo:country="NL"/>
    </style:style>
    <style:style style:name="P23" style:parent-style-name="ListParagraph" style:list-style-name="LFO2" style:family="paragraph">
      <style:text-properties fo:language="nl" fo:country="NL"/>
    </style:style>
    <style:style style:name="P24" style:parent-style-name="ListParagraph" style:list-style-name="LFO2" style:family="paragraph"/>
    <style:style style:name="T25" style:parent-style-name="DefaultParagraphFont" style:family="text">
      <style:text-properties fo:language="nl" fo:country="NL"/>
    </style:style>
    <style:style style:name="P26" style:parent-style-name="ListParagraph" style:list-style-name="LFO2" style:family="paragraph"/>
    <style:style style:name="T27" style:parent-style-name="DefaultParagraphFont" style:family="text">
      <style:text-properties fo:language="nl" fo:country="NL"/>
    </style:style>
    <style:style style:name="T28" style:parent-style-name="DefaultParagraphFont" style:family="text">
      <style:text-properties fo:language="nl" fo:country="NL"/>
    </style:style>
    <style:style style:name="T29" style:parent-style-name="DefaultParagraphFont" style:family="text">
      <style:text-properties fo:language="nl" fo:country="NL"/>
    </style:style>
    <style:style style:name="T30" style:parent-style-name="DefaultParagraphFont" style:family="text">
      <style:text-properties fo:language="nl" fo:country="NL"/>
    </style:style>
    <style:style style:name="T31" style:parent-style-name="DefaultParagraphFont" style:family="text">
      <style:text-properties fo:language="nl" fo:country="NL"/>
    </style:style>
    <style:style style:name="T32" style:parent-style-name="DefaultParagraphFont" style:family="text">
      <style:text-properties fo:language="nl" fo:country="NL"/>
    </style:style>
    <style:style style:name="T33" style:parent-style-name="DefaultParagraphFont" style:family="text">
      <style:text-properties fo:language="nl" fo:country="NL"/>
    </style:style>
  </office:automatic-styles>
  <office:body>
    <office:text text:use-soft-page-breaks="true">
      <text:p text:style-name="P1">Verhaal 1</text:p>
      <text:p text:style-name="Normal"><text:span text:style-name="T2">Amjad uit syrië</text:span></text:p>
      <text:p text:style-name="P3">Hij kwam 10 jaar geleden uit syrië en werkt nu voor vluchtelingen werk.<text:line-break/>zijn reis begon in libanon maar de vluchtelingen kregen de schuld van de economische crisis, daarna is hij naar Nederland gevlucht.</text:p>
      <text:p text:style-name="P4"/>
      <text:p text:style-name="P5">Verhaal 2</text:p>
      <text:p text:style-name="P6">Ahmed uit syrië</text:p>
      <text:p text:style-name="P7">Ahmed is in juli in Nederland aangekomen en slaapt sindsdien op de parkeerplaats van ter apel.</text:p>
      <text:p text:style-name="P8">Hij is bang dat als hij naar een noodopvang gaat om te slapen dat het nog langer duurt voor hij aan de beurt is.</text:p>
      <text:p text:style-name="P9"/>
      <text:p text:style-name="P10">Verhaal 3</text:p>
      <text:p text:style-name="P11">Noori uit afghanistan</text:p>
      <text:p text:style-name="P12">Ongeveer 10 jaar geleden kwam noori naar Nederland toe. Toen hij bij de turkse grens was werd hij geholpen om over de muur te komen, hij is toen flauwgevallen en werd wakker op een paard. Na een tijdje in een azc te hebben gewoond, kreeg hij een woning in haarlem. Hij werdt het zat om maar de hele dag thuis te zitten en is dus zijn omgeving gaan ontdekken en is zo bij de haarlemse molen plas terecht gekomen.</text:p>
      <text:p text:style-name="P13"/>
      <text:p text:style-name="P14">Welk verhaal heeft mij het meeste geraakt</text:p>
      <text:p text:style-name="P15">Het verhaal van noori heeft mij het meeste geraakt.</text:p>
      <text:p text:style-name="P16"/>
      <text:p text:style-name="P17">3 dingen die ze gemeen hebben.</text:p>
      <text:list text:style-name="LFO1" text:continue-numbering="true">
        <text:list-item>
          <text:p text:style-name="P18">Ze zijn gevlucht voor gevaar</text:p>
        </text:list-item>
        <text:list-item>
          <text:p text:style-name="P19">Ze hebben alle drie in te maken (gehad) met een azc</text:p>
        </text:list-item>
        <text:list-item>
          <text:p text:style-name="P20">Ze dachten alle 3 dat nederland een heel vriendelijk land zou zijn</text:p>
        </text:list-item>
      </text:list>
      <text:p text:style-name="P21"/>
      <text:p text:style-name="P22">Wat is het verschil tussen deze 3 verhalen</text:p>
      <text:list text:style-name="LFO2" text:continue-numbering="true">
        <text:list-item>
          <text:p text:style-name="P23">De wachttijden zijn verschillend in de azc</text:p>
        </text:list-item>
        <text:list-item>
          <text:p text:style-name="P24"><text:span text:style-name="T25">2 komen uit syrie en 1 komt uit afghanistan</text:span></text:p>
        </text:list-item>
        <text:list-item>
          <text:p text:style-name="P26"><text:span text:style-name="T27">Ze zijn alle 3 op een v</text:span><text:span text:style-name="T28">erschillende manier naar nederland gekomen</text:span></text:p>
        </text:list-item>
      </text:list>
      <text:p text:style-name="Normal"/>
      <text:p text:style-name="Normal"><text:span text:style-name="T29">Als ik niet meer in n</text:span><text:span text:style-name="T30">ederland zou kunnen blijven dan</text:span><text:span text:style-name="T31"><text:s/>zou ik de spullen meenemen die ik nodig heb</text:span><text:span text:style-name="T32">. Dan zou ik beginnen om naar Duitsland</text:span><text:span text:style-name="T33"><text:s/>te gaan en kijken of ik daar te recht kan, want daar voel ik me wel veilig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NL"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ijn Nuis</meta:initial-creator>
    <dc:creator>Martijn Nuis</dc:creator>
    <meta:creation-date>2022-09-29T12:22:00Z</meta:creation-date>
    <dc:date>2022-10-03T15:17:00Z</dc:date>
    <meta:template xlink:href="Normal" xlink:type="simple"/>
    <meta:editing-cycles>2</meta:editing-cycles>
    <meta:editing-duration>PT27600S</meta:editing-duration>
    <meta:document-statistic meta:page-count="1" meta:paragraph-count="3" meta:word-count="238" meta:character-count="1594" meta:row-count="11" meta:non-whitespace-character-count="1359"/>
  </office:meta>
</office:document-meta>
</file>